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dddb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dddb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ddd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dddb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dddb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1d649" officeooo:paragraph-rsid="0071d649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71d649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2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1d649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71d649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29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30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71d649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545940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4fa8aa" style:font-name-asian="Georgia1" style:font-name-complex="Georgia1"/>
    </style:style>
    <style:style style:name="T6" style:family="text">
      <style:text-properties style:font-name="Georgia" officeooo:rsid="0054bb03" style:font-name-asian="Georgia1" style:font-name-complex="Georgia1"/>
    </style:style>
    <style:style style:name="T7" style:family="text">
      <style:text-properties officeooo:rsid="00700c36"/>
    </style:style>
    <style:style style:name="T8" style:family="text">
      <style:text-properties officeooo:rsid="005123b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Présentation<text:line-break/></text:span><text:span text:style-name="T2">de la </text:span><text:span text:style-name="T1">fiche projet tutoré</text:span></text:p>
      <text:p text:style-name="Standard"/>
      <text:p text:style-name="P2"><draw:frame draw:style-name="fr1" draw:name="image6.png" text:anchor-type="as-char" svg:y="-1.099cm" svg:width="10.601cm" svg:height="1.506cm" draw:z-index="9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6">📅 <text:span text:style-name="T3">Date de Création : </text:span><text:span text:style-name="T5">12</text:span><text:span text:style-name="T3">/</text:span><text:span text:style-name="T5">11</text:span><text:span text:style-name="T3">/</text:span><text:span text:style-name="T4">202</text:span><text:span text:style-name="T6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4"/></text:p>
      <text:section text:style-name="Sect1" text:name="Section2">
        <text:p text:style-name="P10"><draw:frame draw:style-name="fr2" draw:name="Image2" text:anchor-type="as-char" svg:y="-0.728cm" svg:width="5.89cm" svg:height="1.669cm" draw:z-index="8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Préparation de l’oral du jalon 1<text:tab/>2</text:a></text:p>
          <text:p text:style-name="P15"><text:a xlink:type="simple" xlink:href="#__RefHeading___Toc399_377169772" text:style-name="Index_20_Link" text:visited-style-name="Index_20_Link">A) Répartition du volume de parole<text:tab/>2</text:a></text:p>
          <text:p text:style-name="P15"><text:a xlink:type="simple" xlink:href="#__RefHeading___Toc399_377169772%20Copie%201" text:style-name="Index_20_Link" text:visited-style-name="Index_20_Link">B) Directives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Préparation de l’oral d<text:span text:style-name="T7">u jalon 1</text:span>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Répartition du volume de parole<text:bookmark-end text:name="__RefHeading___Toc399_377169772"/></text:p>
        </text:list-item>
      </text:list>
      <text:p text:style-name="P17"/>
      <text:p text:style-name="P19">Intro + Contexte et Objectifs du Projet <text:tab/>→ Lois</text:p>
      <text:p text:style-name="P19">Répartition des Rôles et Responsabilités <text:tab/>→ Hugo</text:p>
      <text:p text:style-name="P19">Planification des Étapes du Projet <text:tab/><text:tab/>→ Axel</text:p>
      <text:p text:style-name="P19">Partie Contraintes et Ressources + Conclu <text:tab/>→ Arthur</text:p>
      <text:p text:style-name="P20"/>
      <text:p text:style-name="P21"/>
      <text:list text:continue-numbering="true" text:style-name="L3">
        <text:list-item>
          <text:p text:style-name="P22"><text:bookmark-start text:name="__RefHeading___Toc399_377169772 Copie 1"/>Directives<text:bookmark-end text:name="__RefHeading___Toc399_377169772 Copie 1"/></text:p>
        </text:list-item>
      </text:list>
      <text:p text:style-name="P21"/>
      <text:list text:style-name="L4">
        <text:list-item>
          <text:p text:style-name="P23">Environ 1 min 30 par personne</text:p>
        </text:list-item>
        <text:list-item>
          <text:p text:style-name="P23">Rester proche de la fiche, les incertitudes seront mentionnées dans la conclusion</text:p>
        </text:list-item>
        <text:list-item>
          <text:p text:style-name="P23">Une diapo simple pour le remplissage visuel</text:p>
        </text:list-item>
      </text:list>
      <text:p text:style-name="P20"/>
      <text:p text:style-name="P21"/>
      <text:p text:style-name="P24"><text:bookmark-start text:name="__RefHeading___Toc395_377169772 Copie 2 Copie 2"/>Prochaine réunion<text:bookmark-end text:name="__RefHeading___Toc395_377169772 Copie 2 Copie 2"/></text:p>
      <text:p text:style-name="P20"/>
      <text:p text:style-name="P25"><text:bookmark-start text:name="__RefHeading___Toc399_377169772 Copie 2 Copie 2"/>Date<text:bookmark-end text:name="__RefHeading___Toc399_377169772 Copie 2 Copie 2"/></text:p>
      <text:p text:style-name="P20"/>
      <text:p text:style-name="P26">Jeudi 14 novembre 2024, de 21h30 à 22h30</text:p>
      <text:p text:style-name="P20"/>
      <text:p text:style-name="P20"/>
      <text:p text:style-name="P25"><text:bookmark-start text:name="__RefHeading___Toc552_377169772 Copie 1 Copie 2"/>Ordre du jour<text:bookmark-end text:name="__RefHeading___Toc552_377169772 Copie 1 Copie 2"/></text:p>
      <text:p text:style-name="P20"/>
      <text:p text:style-name="P19">Répétition de la présentation orale</text:p>
      <text:p text:style-name="P20"/>
      <text:p text:style-name="P20"/>
      <text:p text:style-name="P25"><text:bookmark-start text:name="__RefHeading___Toc552_377169772 Copie 1 Copie 2 Copie 1"/>Devoirs<text:bookmark-end text:name="__RefHeading___Toc552_377169772 Copie 1 Copie 2 Copie 1"/></text:p>
      <text:p text:style-name="P20"/>
      <text:p text:style-name="P19">Tout le monde :</text:p>
      <text:list text:style-name="L5">
        <text:list-item>
          <text:p text:style-name="P27">Préparer sa partie de la présentation</text:p>
        </text:list-item>
      </text:list>
      <text:p text:style-name="P19"/>
      <text:p text:style-name="P19"><text:span text:style-name="T8">P</text:span>our <text:span text:style-name="T8">le</text:span> samedi 16 novembre 2024</text:p>
      <text:p text:style-name="P19">Loïs :</text:p>
      <text:list text:style-name="L6">
        <text:list-item>
          <text:p text:style-name="P28">Répondre à la question : voulez-vous reprendre le site pour une utilisation personnelle et/ou lucrative après le projet tutoré ?</text:p>
        </text:list-item>
        <text:list-item>
          <text:p text:style-name="P28">Continuer l’élaboration de la charte graphique</text:p>
        </text:list-item>
      </text:list>
      <text:p text:style-name="P19">Arthur :</text:p>
      <text:list text:style-name="L7">
        <text:list-item>
          <text:p text:style-name="P29">Répondre à la question : voulez-vous reprendre le site pour une utilisation personnelle et/ou lucrative après le projet tutoré ?</text:p>
        </text:list-item>
        <text:list-item>
          <text:p text:style-name="P29">Continuer l’élaboration de la charte graphique</text:p>
        </text:list-item>
      </text:list>
      <text:p text:style-name="P19">Axel :</text:p>
      <text:list text:style-name="L8">
        <text:list-item>
          <text:p text:style-name="P30">Préparer le fichier de planning des tâches GANTT</text:p>
        </text:list-item>
      </text:list>
      <text:p text:style-name="P20"/>
      <text:p text:style-name="P20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dddb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e2e25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5"><draw:image xlink:href="Pictures/10000000000004030000011A1D50AB68.png" xlink:type="simple" xlink:show="embed" xlink:actuate="onLoad" draw:mime-type="image/png"/></draw:frame></text:p>
          <text:p text:style-name="MP2">Présentation de la fiche projet tutoré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1:39:31.140000000</dc:date>
    <meta:editing-duration>PT2H5M11S</meta:editing-duration>
    <meta:editing-cycles>73</meta:editing-cycles>
    <meta:print-date>2025-01-02T09:51:38.559000000</meta:print-date>
    <meta:printed-by>Fichiers PDF</meta:printed-by>
    <meta:document-statistic meta:table-count="0" meta:image-count="7" meta:object-count="0" meta:page-count="5" meta:paragraph-count="49" meta:word-count="269" meta:character-count="1485" meta:non-whitespace-character-count="1270"/>
  </office:meta>
</office:document-meta>
</file>